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nherit" svg:font-family="inherit"/>
    <style:font-face style:name="roboto mono" svg:font-family="'roboto mono', sans-serif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1c74b" officeooo:paragraph-rsid="0001c74b"/>
    </style:style>
    <style:style style:name="P2" style:family="paragraph" style:parent-style-name="Standard">
      <style:text-properties fo:font-variant="normal" fo:text-transform="none" fo:color="#111111" loext:opacity="100%" style:font-name="roboto mono" fo:font-size="12pt" fo:letter-spacing="normal" fo:font-style="normal" fo:font-weight="normal" officeooo:rsid="0001c74b" officeooo:paragraph-rsid="0001c74b"/>
    </style:style>
    <style:style style:name="P3" style:family="paragraph" style:parent-style-name="Preformatted_20_Text">
      <style:text-properties fo:font-variant="normal" fo:text-transform="none" fo:color="#111111" loext:opacity="100%" style:font-name="roboto mono" fo:font-size="12pt" fo:letter-spacing="normal" fo:font-style="normal" fo:font-weight="normal" officeooo:rsid="0001c74b" officeooo:paragraph-rsid="0001c74b"/>
    </style:style>
    <style:style style:name="T1" style:family="text">
      <style:text-properties style:font-name="inherit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смотр открытых портов:</text:p>
      <text:p text:style-name="P1"/>
      <text:p text:style-name="P2">sudo netstat -tulpn | grep LISTEN</text:p>
      <text:p text:style-name="P3"><text:span text:style-name="Source_20_Text"><text:span text:style-name="T1">sudo netstat -plten</text:span>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nherit" svg:font-family="inherit"/>
    <style:font-face style:name="roboto mono" svg:font-family="'roboto mono'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22:24:28.835540878</meta:creation-date>
    <dc:date>2024-09-08T22:26:03.562404513</dc:date>
    <meta:editing-duration>PT26S</meta:editing-duration>
    <meta:editing-cycles>3</meta:editing-cycles>
    <meta:generator>LibreOffice/24.8.0.3$Linux_X86_64 LibreOffice_project/480$Build-3</meta:generator>
    <meta:document-statistic meta:table-count="0" meta:image-count="0" meta:object-count="0" meta:page-count="1" meta:paragraph-count="3" meta:word-count="12" meta:character-count="77" meta:non-whitespace-character-count="68"/>
  </office:meta>
</office:document-meta>
</file>